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tracked-changes>
        <text:changed-region text:id="ct149729576">
          <text:insertion>
            <office:change-info>
              <dc:creator>Jean Jordaan</dc:creator>
              <dc:date>2007-09-20T14:5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t's pretend this is the template.</text:p>
      <text:p text:style-name="Standard"><text:change-start text:change-id="ct149729576"/>InsertedText<text:change-end text:change-id="ct149729576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Z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Jean Jordaan</meta:initial-creator>
    <meta:creation-date>2007-09-20T14:55:19</meta:creation-date>
    <dc:creator>Jean Jordaan</dc:creator>
    <dc:date>2007-09-20T14:57:15</dc:date>
    <dc:language>en-ZA</dc:language>
    <meta:editing-cycles>3</meta:editing-cycles>
    <meta:editing-duration>PT1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7" meta:character-count="47"/>
  </office:meta>
</office:document-meta>
</file>